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Verdana" svg:font-family="Verdana, Geneva, Tahom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13131" style:font-name="Menlo" fo:font-size="9pt" fo:letter-spacing="normal" fo:font-style="normal" fo:font-weight="normal" officeooo:paragraph-rsid="000f94ff"/>
    </style:style>
    <style:style style:name="P2" style:family="paragraph" style:parent-style-name="Preformatted_20_Text">
      <style:text-properties fo:font-variant="normal" fo:text-transform="none" fo:color="#313131" style:font-name="Menlo" fo:font-size="12pt" fo:letter-spacing="normal" fo:font-style="normal" fo:font-weight="normal" officeooo:paragraph-rsid="000f94ff" style:font-size-asian="12pt" style:font-size-complex="12pt"/>
    </style:style>
    <style:style style:name="P3" style:family="paragraph" style:parent-style-name="Preformatted_20_Text">
      <style:text-properties fo:font-variant="normal" fo:text-transform="none" fo:color="#313131" style:font-name="Menlo" fo:font-size="9.75pt" fo:letter-spacing="normal" fo:font-style="normal" fo:font-weight="normal" officeooo:rsid="00158de3" officeooo:paragraph-rsid="00158de3"/>
    </style:style>
    <style:style style:name="P4" style:family="paragraph" style:parent-style-name="Preformatted_20_Text">
      <style:text-properties fo:font-variant="normal" fo:text-transform="none" fo:color="#313131" fo:letter-spacing="normal" officeooo:paragraph-rsid="0014994b"/>
    </style:style>
    <style:style style:name="P5" style:family="paragraph" style:parent-style-name="Preformatted_20_Text">
      <style:paragraph-properties fo:margin-top="0in" fo:margin-bottom="0in" loext:contextual-spacing="false" fo:orphans="2" fo:widows="2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6" style:family="paragraph" style:parent-style-name="Preformatted_20_Text">
      <style:paragraph-properties fo:margin-top="0in" fo:margin-bottom="0in" loext:contextual-spacing="false" fo:orphans="2" fo:widows="2" fo:padding="0.052in" fo:border="0.06pt solid #d6d6d6"/>
      <style:text-properties fo:font-variant="normal" fo:text-transform="none" fo:color="#313131" style:font-name="Menlo" fo:font-size="9pt" fo:letter-spacing="normal" fo:font-style="normal" fo:font-weight="normal" officeooo:rsid="00166952" officeooo:paragraph-rsid="00166952"/>
    </style:style>
    <style:style style:name="P7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/>
    </style:style>
    <style:style style:name="P8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 officeooo:paragraph-rsid="00166952"/>
    </style:style>
    <style:style style:name="P9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 officeooo:paragraph-rsid="0016e084"/>
    </style:style>
    <style:style style:name="P10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11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000088" style:font-name="Menlo" fo:font-size="9.75pt" fo:letter-spacing="normal" fo:font-style="normal" fo:font-weight="normal"/>
    </style:style>
    <style:style style:name="P12" style:family="paragraph" style:parent-style-name="Heading_20_2">
      <style:text-properties fo:font-variant="normal" fo:text-transform="none" fo:color="#121214" style:font-name="Verdana" fo:letter-spacing="-0.0102in" fo:font-style="normal" fo:font-weight="normal" officeooo:rsid="00158de3" officeooo:paragraph-rsid="00158de3" fo:background-color="#ff6600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officeooo:rsid="000dd867" officeooo:paragraph-rsid="000dd867"/>
    </style:style>
    <style:style style:name="P15" style:family="paragraph" style:parent-style-name="Standard">
      <style:text-properties officeooo:rsid="000f94ff" officeooo:paragraph-rsid="000f94ff"/>
    </style:style>
    <style:style style:name="P16" style:family="paragraph" style:parent-style-name="Standard">
      <style:text-properties officeooo:paragraph-rsid="000f94ff"/>
    </style:style>
    <style:style style:name="P17" style:family="paragraph" style:parent-style-name="Standard">
      <style:text-properties officeooo:rsid="001169cc" officeooo:paragraph-rsid="001169cc"/>
    </style:style>
    <style:style style:name="P18" style:family="paragraph" style:parent-style-name="Standard">
      <style:text-properties officeooo:paragraph-rsid="001169cc"/>
    </style:style>
    <style:style style:name="P19" style:family="paragraph" style:parent-style-name="Standard">
      <style:text-properties officeooo:rsid="0012fafa" officeooo:paragraph-rsid="0012fafa"/>
    </style:style>
    <style:style style:name="P20" style:family="paragraph" style:parent-style-name="Standard">
      <style:text-properties officeooo:rsid="0012fafa" officeooo:paragraph-rsid="0012fafa" fo:background-color="#ffff00"/>
    </style:style>
    <style:style style:name="P21" style:family="paragraph" style:parent-style-name="Standard">
      <style:text-properties officeooo:rsid="0014994b" officeooo:paragraph-rsid="0014994b"/>
    </style:style>
    <style:style style:name="P22" style:family="paragraph" style:parent-style-name="Standard">
      <style:text-properties officeooo:rsid="0014994b" officeooo:paragraph-rsid="00158de3"/>
    </style:style>
    <style:style style:name="P23" style:family="paragraph" style:parent-style-name="Standard">
      <style:text-properties officeooo:rsid="0014994b" officeooo:paragraph-rsid="0014994b" fo:background-color="transparent"/>
    </style:style>
    <style:style style:name="P24" style:family="paragraph" style:parent-style-name="Standard">
      <style:text-properties officeooo:rsid="00158de3" officeooo:paragraph-rsid="00158de3"/>
    </style:style>
    <style:style style:name="P25" style:family="paragraph" style:parent-style-name="Standard">
      <style:text-properties officeooo:paragraph-rsid="00158de3"/>
    </style:style>
    <style:style style:name="P26" style:family="paragraph" style:parent-style-name="Standard">
      <style:text-properties officeooo:rsid="00166952" officeooo:paragraph-rsid="00166952"/>
    </style:style>
    <style:style style:name="P27" style:family="paragraph" style:parent-style-name="Standard">
      <style:text-properties officeooo:paragraph-rsid="00166952"/>
    </style:style>
    <style:style style:name="P28" style:family="paragraph" style:parent-style-name="Standard">
      <style:text-properties officeooo:rsid="0016e084" officeooo:paragraph-rsid="0016e084"/>
    </style:style>
    <style:style style:name="T1" style:family="text">
      <style:text-properties officeooo:rsid="000c99d0"/>
    </style:style>
    <style:style style:name="T2" style:family="text">
      <style:text-properties officeooo:rsid="000f94ff"/>
    </style:style>
    <style:style style:name="T3" style:family="text">
      <style:text-properties fo:font-variant="normal" fo:text-transform="none" fo:color="#313131" style:font-name="Menlo" fo:font-size="9.75pt" fo:letter-spacing="normal" fo:font-style="normal" fo:font-weight="normal"/>
    </style:style>
    <style:style style:name="T4" style:family="text">
      <style:text-properties fo:font-variant="normal" fo:text-transform="none" fo:color="#313131" style:font-name="Menlo" fo:font-size="9.75pt" fo:letter-spacing="normal" fo:font-style="normal" fo:font-weight="normal" officeooo:rsid="000f94ff"/>
    </style:style>
    <style:style style:name="T5" style:family="text">
      <style:text-properties fo:font-variant="normal" fo:text-transform="none" fo:color="#313131" style:font-name="Menlo" fo:font-size="9.75pt" fo:letter-spacing="normal" fo:font-style="normal" fo:font-weight="normal" officeooo:rsid="001169cc"/>
    </style:style>
    <style:style style:name="T6" style:family="text">
      <style:text-properties fo:font-variant="normal" fo:text-transform="none" fo:color="#313131" style:font-name="Menlo" fo:font-size="9.75pt" fo:letter-spacing="normal" fo:font-style="normal" fo:font-weight="normal" officeooo:rsid="0012fafa"/>
    </style:style>
    <style:style style:name="T7" style:family="text">
      <style:text-properties fo:font-variant="normal" fo:text-transform="none" fo:color="#313131" style:font-name="Menlo" fo:font-size="9.75pt" fo:letter-spacing="normal" fo:font-style="normal" fo:font-weight="normal" officeooo:rsid="0013979b" fo:background-color="#ffff00" loext:char-shading-value="0"/>
    </style:style>
    <style:style style:name="T8" style:family="text">
      <style:text-properties fo:font-variant="normal" fo:text-transform="none" fo:color="#313131" style:font-name="Menlo" fo:font-size="9.75pt" fo:letter-spacing="normal" fo:font-style="normal" fo:font-weight="normal" officeooo:rsid="0014994b" fo:background-color="#ffff00" loext:char-shading-value="0"/>
    </style:style>
    <style:style style:name="T9" style:family="text">
      <style:text-properties fo:font-variant="normal" fo:text-transform="none" fo:color="#313131" style:font-name="Menlo" fo:font-size="9.75pt" fo:letter-spacing="normal" fo:font-style="normal" fo:font-weight="normal" fo:background-color="#ff6600" loext:char-shading-value="0"/>
    </style:style>
    <style:style style:name="T10" style:family="text">
      <style:text-properties fo:font-variant="normal" fo:text-transform="none" fo:color="#313131" style:font-name="Menlo" fo:font-size="9.75pt" fo:letter-spacing="normal" fo:font-style="normal" fo:font-weight="normal" officeooo:rsid="0013979b" fo:background-color="#ff6600" loext:char-shading-value="0"/>
    </style:style>
    <style:style style:name="T11" style:family="text">
      <style:text-properties fo:font-variant="normal" fo:text-transform="none" fo:color="#313131" style:font-name="Menlo" fo:font-size="9.75pt" fo:letter-spacing="normal" fo:font-style="normal" fo:font-weight="normal" officeooo:rsid="0014994b" fo:background-color="#ff6600" loext:char-shading-value="0"/>
    </style:style>
    <style:style style:name="T12" style:family="text">
      <style:text-properties fo:font-variant="normal" fo:text-transform="none" fo:color="#313131" style:font-name="Menlo" fo:font-size="9.75pt" fo:letter-spacing="normal" fo:font-style="normal" fo:font-weight="normal" fo:background-color="#ff6600" loext:char-shading-value="0"/>
    </style:style>
    <style:style style:name="T13" style:family="text">
      <style:text-properties fo:font-variant="normal" fo:text-transform="none" fo:color="#000088" style:font-name="Menlo" fo:font-size="9.75pt" fo:letter-spacing="normal" fo:font-style="normal" fo:font-weight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0088"/>
    </style:style>
    <style:style style:name="T16" style:family="text">
      <style:text-properties fo:color="#000088" style:font-name="Menlo" fo:font-size="9.75pt" fo:font-style="normal" fo:font-weight="normal"/>
    </style:style>
    <style:style style:name="T17" style:family="text">
      <style:text-properties fo:color="#000088" style:font-name="Menlo" fo:font-size="9.75pt" fo:font-style="normal" fo:font-weight="normal" officeooo:rsid="00158de3"/>
    </style:style>
    <style:style style:name="T18" style:family="text">
      <style:text-properties fo:color="#008800"/>
    </style:style>
    <style:style style:name="T19" style:family="text">
      <style:text-properties fo:color="#008800" style:font-name="Menlo" fo:font-size="9.75pt" fo:font-style="normal" fo:font-weight="normal"/>
    </style:style>
    <style:style style:name="T20" style:family="text">
      <style:text-properties style:font-name="Menlo" fo:font-size="9pt" fo:font-style="normal" fo:font-weight="normal" officeooo:rsid="0014994b"/>
    </style:style>
    <style:style style:name="T21" style:family="text">
      <style:text-properties style:font-name="Menlo" fo:font-size="9.75pt" fo:font-style="normal" fo:font-weight="normal"/>
    </style:style>
    <style:style style:name="T22" style:family="text">
      <style:text-properties style:font-name="Menlo" fo:font-size="9.75pt" fo:font-style="normal" fo:font-weight="normal" officeooo:rsid="00158de3"/>
    </style:style>
    <style:style style:name="T23" style:family="text">
      <style:text-properties style:font-name="Menlo" fo:font-size="9.75pt" fo:font-style="normal" fo:font-weight="normal" officeooo:rsid="0016e084"/>
    </style:style>
    <style:style style:name="T24" style:family="text">
      <style:text-properties officeooo:rsid="00158de3"/>
    </style:style>
    <style:style style:name="T25" style:family="text">
      <style:text-properties fo:color="#666600"/>
    </style:style>
    <style:style style:name="T26" style:family="text">
      <style:text-properties fo:color="#666600" style:font-name="Menlo" fo:font-size="9.75pt" fo:font-style="normal" fo:font-weight="normal"/>
    </style:style>
    <style:style style:name="T27" style:family="text">
      <style:text-properties fo:color="#006666" style:font-name="Menlo" fo:font-size="9.75pt" fo:font-style="normal" fo:font-weight="normal"/>
    </style:style>
    <style:style style:name="T28" style:family="text">
      <style:text-properties officeooo:rsid="00166952"/>
    </style:style>
    <style:style style:name="T29" style:family="text">
      <style:text-properties fo:background-color="#ffff99" loext:char-shading-value="0"/>
    </style:style>
    <style:style style:name="T30" style:family="text">
      <style:text-properties officeooo:rsid="00166952" fo:background-color="#ffff99" loext:char-shading-value="0"/>
    </style:style>
    <style:style style:name="T31" style:family="text">
      <style:text-properties officeooo:rsid="00166952" fo:background-color="#ffff99" loext:char-shading-value="0"/>
    </style:style>
    <style:style style:name="T32" style:family="text">
      <style:text-properties fo:background-color="#ffff99" loext:char-shading-value="0"/>
    </style:style>
    <style:style style:name="T33" style:family="text">
      <style:text-properties officeooo:rsid="0016e084" fo:background-color="#ffff99" loext:char-shading-value="0"/>
    </style:style>
    <style:style style:name="T34" style:family="text">
      <style:text-properties officeooo:rsid="0016e084" fo:background-color="#ffff99" loext:char-shading-value="0"/>
    </style:style>
    <style:style style:name="T35" style:family="text">
      <style:text-properties officeooo:rsid="0016e084"/>
    </style:style>
    <style:style style:name="T36" style:family="text">
      <style:text-properties fo:color="#7f0055"/>
    </style:style>
    <style:style style:name="T37" style:family="text">
      <style:text-properties fo:color="#7f0055" style:font-name="Menlo" fo:font-size="9.75pt" fo:font-style="normal" fo:font-weight="normal"/>
    </style:style>
    <style:style style:name="T38" style:family="text">
      <style:text-properties fo:color="#7f0055" style:font-name="Menlo" fo:font-size="9.75pt" fo:font-style="normal" fo:font-weight="normal" officeooo:rsid="00158d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Tim hiểu cơ bản Ruby</text:span></text:p>
      <text:p text:style-name="P14">1 – Syntax</text:p>
      <text:p text:style-name="P14">- EOF: <text:s/>in <text:span text:style-name="T2">ra chuỗi giữ nguyên cấu trúc</text:span>.</text:p>
      <text:p text:style-name="P14">- BEGIN: vùng được chạy trước.</text:p>
      <text:p text:style-name="P14">- END: vùng chạy cuối.</text:p>
      <text:p text:style-name="P16"><text:span text:style-name="T2">2- Class</text:span></text:p>
      <text:p text:style-name="P15">Cấu trúc:</text:p>
      <text:p text:style-name="P15"/>
      <text:p text:style-name="P1"><text:tab/><text:span text:style-name="T14">class Customer</text:span></text:p>
      <text:p text:style-name="P1"><text:span text:style-name="T14"><text:tab/><text:tab/><text:tab/>/////</text:span></text:p>
      <text:p text:style-name="P1"><text:span text:style-name="T14"/></text:p>
      <text:p text:style-name="P2"><text:tab/>end</text:p>
      <text:p text:style-name="P15">Hàm khởi tạo</text:p>
      <text:p text:style-name="P16"><text:span text:style-name="T2"><text:tab/>def </text:span><text:span text:style-name="T3">initialize</text:span><text:span text:style-name="T4">(tham so)</text:span></text:p>
      <text:p text:style-name="P16"><text:span text:style-name="T4"><text:tab/>////</text:span></text:p>
      <text:p text:style-name="P16"><text:span text:style-name="T4"><text:tab/>end</text:span></text:p>
      <text:p text:style-name="P16"><text:span text:style-name="T4"/></text:p>
      <text:p text:style-name="P15"><text:span text:style-name="T3">Khởi tạo đối tượng</text:span></text:p>
      <text:p text:style-name="P15"><text:span text:style-name="T3"><text:tab/></text:span></text:p>
      <text:p text:style-name="P15"><text:span text:style-name="T3"><text:tab/>tên=&lt;tên class&gt;.new(tham số)</text:span></text:p>
      <text:p text:style-name="P15"><text:span text:style-name="T3">3 – Biến</text:span></text:p>
      <text:p text:style-name="P15"><text:span text:style-name="T3"><text:tab/>Biến toàn cục: ký hiệu $</text:span></text:p>
      <text:p text:style-name="P15"><text:span text:style-name="T3"><text:tab/>Biến cục bộ: ký hiệu @</text:span></text:p>
      <text:p text:style-name="P15"><text:span text:style-name="T3"><text:tab/>Biến static; ký hiệu @@</text:span></text:p>
      <text:p text:style-name="P15"><text:span text:style-name="T3"><text:tab/></text:span><text:span text:style-name="T5">Hằng số: ký hiệu viết bằng chữ in vd: ASD</text:span></text:p>
      <text:p text:style-name="P17"><text:span text:style-name="T3">4 - Toán tử</text:span></text:p>
      <text:p text:style-name="P17"><text:span text:style-name="T3">- **=: ví dụ a**=5 =&gt; a=a^5</text:span></text:p>
      <text:p text:style-name="P17"><text:span text:style-name="T3">- a,b=5,6 =&gt; a=5,b=6</text:span></text:p>
      <text:p text:style-name="P17"><text:span text:style-name="T3">- ..: ví dụ 0..5 chạy từ 0 tới 5</text:span></text:p>
      <text:p text:style-name="P17"><text:span text:style-name="T3">- …: ví dụ 0...5 chạy từ 0 tới nhỏ hơn 5</text:span></text:p>
      <text:p text:style-name="P18"><text:span text:style-name="T5">- </text:span><text:span text:style-name="T3">initialize</text:span></text:p>
      <text:p text:style-name="P18"><text:span text:style-name="T5">- </text:span><text:span text:style-name="T3">defined</text:span><text:span text:style-name="T5">? &lt;giá trị&gt;: trả về tính chất của giá trị( hàm, biến cục bộ, toàn cục, undefined,..)</text:span></text:p>
      <text:p text:style-name="P18"><text:span text:style-name="T5"><text:s/>- :: :</text:span><text:span text:style-name="T6">?</text:span></text:p>
      <text:p text:style-name="P19"><text:span text:style-name="T3">5 – IF- Else</text:span></text:p>
      <text:p text:style-name="P19"><text:span text:style-name="T3">-&lt;thực thi khi điều kiện đúng&gt; if &lt;điều kiện&gt;</text:span></text:p>
      <text:p text:style-name="P19"><text:span text:style-name="T3">-&lt;thực thi khi điều kiện s&gt; unless &lt;điều kiện&gt;</text:span></text:p>
      <text:p text:style-name="P19"><text:span text:style-name="T3"/></text:p>
      <text:p text:style-name="P19"><text:span text:style-name="T3">-Case(giống switch case)</text:span></text:p>
      <text:p text:style-name="P19"><text:span text:style-name="T3"><text:tab/></text:span></text:p>
      <text:p text:style-name="P19"><text:span text:style-name="T3"><text:tab/>Case &lt;điều kiện&gt;</text:span></text:p>
      <text:p text:style-name="P19"><text:span text:style-name="T3"><text:tab/>when &lt;giá trị điều kiện 1&gt;</text:span></text:p>
      <text:p text:style-name="P19"><text:span text:style-name="T3"><text:tab/><text:tab/>xử lý</text:span></text:p>
      <text:p text:style-name="P19"><text:span text:style-name="T3"><text:tab/>when &lt;giá trị điều kiện 2&gt;</text:span></text:p>
      <text:p text:style-name="P19"><text:span text:style-name="T3"><text:tab/><text:tab/>xử lý</text:span></text:p>
      <text:p text:style-name="P19"><text:span text:style-name="T3"><text:tab/>else</text:span></text:p>
      <text:p text:style-name="P19"><text:span text:style-name="T3"><text:tab/><text:tab/>xử lý ngoại lệ</text:span></text:p>
      <text:p text:style-name="P19"><text:span text:style-name="T3"><text:tab/>end</text:span></text:p>
      <text:p text:style-name="P19"><text:span text:style-name="T3">6 - Vòng lặp</text:span></text:p>
      <text:p text:style-name="P19"><text:span text:style-name="T3">- While</text:span></text:p>
      <text:p text:style-name="P19"><text:span text:style-name="T3"><text:tab/>while &lt;điều kiện lặp&gt; do</text:span></text:p>
      <text:p text:style-name="P19"><text:span text:style-name="T3"><text:tab/><text:tab/>xử lý</text:span></text:p>
      <text:p text:style-name="P19"><text:span text:style-name="T3"><text:tab/>end</text:span></text:p>
      <text:p text:style-name="P19"><text:span text:style-name="T3">- Do While</text:span></text:p>
      <text:p text:style-name="P19"><text:span text:style-name="T3"><text:tab/>begin</text:span></text:p>
      <text:p text:style-name="P19"><text:span text:style-name="T3"><text:tab/><text:tab/>xử lý</text:span></text:p>
      <text:p text:style-name="P19"><text:span text:style-name="T3"><text:tab/>end <text:s/>while &lt;điều kiện lặp&gt;</text:span></text:p>
      <text:p text:style-name="P19"><text:span text:style-name="T3">- until: thực thi khi điều kiện sai (có 2 loại giống while và do while)</text:span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pan text:style-name="T3"/></text:p>
      <text:p text:style-name="P19"><text:soft-page-break/><text:span text:style-name="T3">- For</text:span></text:p>
      <text:p text:style-name="P19"><text:span text:style-name="T3"><text:tab/>for i in &lt;khoảng chạy&gt;(ví dụ 0..5) chạy từ 0 đến 5</text:span></text:p>
      <text:p text:style-name="P19"><text:span text:style-name="T3"><text:tab/><text:tab/>xử lý</text:span></text:p>
      <text:p text:style-name="P19"><text:span text:style-name="T3"><text:tab/>end</text:span></text:p>
      <text:p text:style-name="P19"><text:span text:style-name="T3">- Each</text:span></text:p>
      <text:p text:style-name="P19"><text:span text:style-name="T3"><text:tab/>&lt;khoảng chạy&gt; each do |i|</text:span></text:p>
      <text:p text:style-name="P19"><text:span text:style-name="T3"><text:tab/><text:tab/>xử lý</text:span></text:p>
      <text:p text:style-name="P19"><text:span text:style-name="T3"><text:tab/>end</text:span></text:p>
      <text:p text:style-name="P20"><text:span text:style-name="T3">- </text:span><text:span text:style-name="T9">For và Each khác nhau ????</text:span></text:p>
      <text:p text:style-name="P19"><text:span text:style-name="T3"/></text:p>
      <text:p text:style-name="P19"><text:span text:style-name="T3">- Break: đừng</text:span></text:p>
      <text:p text:style-name="P19"><text:span text:style-name="T3">- Next: bỏ qua</text:span></text:p>
      <text:p text:style-name="P19"><text:span text:style-name="T3">- Redo: quay lại</text:span></text:p>
      <text:p text:style-name="P19"><text:span text:style-name="T3">-</text:span><text:span text:style-name="T12"> </text:span><text:span text:style-name="T10">Retry: làm lại</text:span><text:span text:style-name="T11">(chạy chưa được)</text:span></text:p>
      <text:p text:style-name="P23"><text:span text:style-name="T3">7 – Hàm</text:span></text:p>
      <text:p text:style-name="P23"><text:span text:style-name="T3">- Gọi hàm không thêm giá trị</text:span></text:p>
      <text:p text:style-name="P23"><text:span text:style-name="T3"/></text:p>
      <text:p text:style-name="P4"><text:span text:style-name="T20"><text:tab/>def method_name (var1 = value1, var2 = value2)</text:span></text:p>
      <text:p text:style-name="P4"><text:span text:style-name="T20"><text:tab/><text:tab/>xử lý</text:span></text:p>
      <text:p text:style-name="P4"><text:span text:style-name="T20"><text:tab/>end</text:span></text:p>
      <text:p text:style-name="P21"><text:s text:c="2"/>Sẽ dùng giá trị gán mặc định(thuộc tính= giá trị 1, thuộc tính = giá trị 2,…)</text:p>
      <text:p text:style-name="P21">- <text:span text:style-name="T24">Gọi hàm không trả về, hàm sẽ trả về câu lệnh cuối cùng.</text:span></text:p>
      <text:p text:style-name="P21"/>
      <text:p text:style-name="P21"><text:s text:c="2"/><text:span text:style-name="T24">Ví dụ</text:span></text:p>
      <text:p text:style-name="P22"><text:tab/><text:span text:style-name="T24">def test(a,b,c)</text:span></text:p>
      <text:p text:style-name="P24"><text:tab/> <text:s text:c="2"/>i = a</text:p>
      <text:p text:style-name="P24"><text:tab/> <text:s text:c="2"/>j = b</text:p>
      <text:p text:style-name="P24"><text:tab/> <text:s text:c="2"/>k = c</text:p>
      <text:p text:style-name="P24"><text:tab/> <text:s text:c="2"/>puts("eeeeeeeee");</text:p>
      <text:p text:style-name="P24"><text:tab/>end</text:p>
      <text:p text:style-name="P24"><text:tab/>test(1,2,3)</text:p>
      <text:p text:style-name="P24">Kết quả: eeeeeeee</text:p>
      <text:p text:style-name="P24">- Return nhiều giá trị: hàm trả về 1 mảng</text:p>
      <text:p text:style-name="P24">Ví dụ</text:p>
      <text:p text:style-name="P25"><text:span text:style-name="T24"><text:tab/></text:span><text:span text:style-name="T13">def</text:span><text:span text:style-name="T3"> test</text:span></text:p>
      <text:p text:style-name="P7"><text:s text:c="3"/><text:span text:style-name="T21">i </text:span><text:span text:style-name="T26">=</text:span><text:span text:style-name="T21"> </text:span><text:span text:style-name="T27">100</text:span></text:p>
      <text:p text:style-name="P7"><text:s text:c="3"/><text:span text:style-name="T21">j </text:span><text:span text:style-name="T26">=</text:span><text:span text:style-name="T21"> </text:span><text:span text:style-name="T27">200</text:span></text:p>
      <text:p text:style-name="P7"><text:s text:c="3"/><text:span text:style-name="T21">k </text:span><text:span text:style-name="T26">=</text:span><text:span text:style-name="T21"> </text:span><text:span text:style-name="T27">300</text:span></text:p>
      <text:p text:style-name="P10"><text:span text:style-name="T15">return</text:span> i<text:span text:style-name="T25">,</text:span> j<text:span text:style-name="T25">,</text:span> k</text:p>
      <text:p text:style-name="P11">end</text:p>
      <text:p text:style-name="P24">kết quả: [100,200,300]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-<text:span text:style-name="T32"> </text:span><text:span text:style-name="T31">Khai báo hàm động</text:span></text:p>
      <text:p text:style-name="P26">Ví dụ</text:p>
      <text:p text:style-name="P27"><text:span text:style-name="T28"><text:tab/></text:span></text:p>
      <text:p text:style-name="P8"><text:span text:style-name="T16">def</text:span><text:span text:style-name="T21"> sample </text:span><text:span text:style-name="T26">(*</text:span><text:span text:style-name="T21">test</text:span><text:span text:style-name="T26">)</text:span></text:p>
      <text:p text:style-name="P8"><text:span text:style-name="T21"><text:s text:c="5"/>puts </text:span><text:span text:style-name="T19">"The number of parameters is #{test.length}"</text:span></text:p>
      <text:p text:style-name="P7"><text:s text:c="3"/><text:span text:style-name="T16">for</text:span><text:span text:style-name="T21"> i </text:span><text:span text:style-name="T16">in</text:span><text:span text:style-name="T21"> </text:span><text:span text:style-name="T27">0.</text:span><text:span text:style-name="T26">..</text:span><text:span text:style-name="T21">test</text:span><text:span text:style-name="T26">.</text:span><text:span text:style-name="T21">length</text:span></text:p>
      <text:p text:style-name="P7"><text:s text:c="6"/><text:span text:style-name="T21">puts </text:span><text:span text:style-name="T19">"The parameters are #{test[i]}"</text:span></text:p>
      <text:p text:style-name="P7"><text:s text:c="3"/><text:span text:style-name="T16">end</text:span></text:p>
      <text:p text:style-name="P11">end</text:p>
      <text:p text:style-name="P10">sample <text:span text:style-name="T18">"Zara"</text:span><text:span text:style-name="T25">,</text:span> <text:span text:style-name="T18">"6"</text:span><text:span text:style-name="T25">,</text:span> <text:span text:style-name="T18">"F"</text:span></text:p>
      <text:p text:style-name="P10">sample <text:span text:style-name="T18">"Mac"</text:span><text:span text:style-name="T25">,</text:span> <text:span text:style-name="T18">"36"</text:span><text:span text:style-name="T25">,</text:span> <text:span text:style-name="T18">"M"</text:span><text:span text:style-name="T25">,</text:span> <text:span text:style-name="T18">"MCA"</text:span></text:p>
      <text:p text:style-name="P26">Kết quả</text:p>
      <text:p text:style-name="P6">The number of parameters is 3</text:p>
      <text:p text:style-name="P5">The parameters are Zara</text:p>
      <text:p text:style-name="P5">The parameters are 6</text:p>
      <text:p text:style-name="P5">The parameters are F</text:p>
      <text:p text:style-name="P5">The number of parameters is 4</text:p>
      <text:p text:style-name="P5">The parameters are Mac</text:p>
      <text:p text:style-name="P5">The parameters are 36</text:p>
      <text:p text:style-name="P5">The parameters are M</text:p>
      <text:p text:style-name="P5">The parameters are MCA</text:p>
      <text:p text:style-name="P26"/>
      <text:p text:style-name="P24"><text:tab/></text:p>
      <text:p text:style-name="P24">- <text:span text:style-name="T34">Gọi hàm từ class trực tiếp qua tên class</text:span></text:p>
      <text:p text:style-name="P3"><text:span text:style-name="T36"/></text:p>
      <text:p text:style-name="P9"><text:span text:style-name="T17">class</text:span><text:span text:style-name="T22"> </text:span><text:span text:style-name="T38">Accounts</text:span></text:p>
      <text:p text:style-name="P9"><text:span text:style-name="T16"><text:s text:c="6"/>def</text:span><text:span text:style-name="T21"> reading_charge</text:span><text:span text:style-name="T23"> (gọi thông qua đối tượng khởi tạo)</text:span></text:p>
      <text:p text:style-name="P7"><text:s text:c="3"/><text:span text:style-name="T16">end</text:span></text:p>
      <text:p text:style-name="P7"><text:s text:c="3"/><text:span text:style-name="T16">def</text:span><text:span text:style-name="T21"> </text:span><text:span text:style-name="T37">Accounts</text:span><text:span text:style-name="T26">.</text:span><text:span text:style-name="T21">return_date </text:span><text:span text:style-name="T23">(gọi trực tiếp qua tên class)</text:span></text:p>
      <text:p text:style-name="P7"><text:span text:style-name="T21"><text:tab/></text:span><text:span text:style-name="T23">Xử lý</text:span></text:p>
      <text:p text:style-name="P7"><text:s text:c="3"/><text:span text:style-name="T16">end</text:span></text:p>
      <text:p text:style-name="P11">end</text:p>
      <text:p text:style-name="P24"/>
      <text:p text:style-name="P24"/>
      <text:p text:style-name="P24"/>
      <text:h text:style-name="P12" text:outline-level="2"><text:soft-page-break/>Ruby alias Statement</text:h>
      <text:p text:style-name="P28">8 – String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Verdana" svg:font-family="Verdana, Geneva, Tahom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5:05:37.669962087</meta:creation-date>
    <dc:date>2019-01-28T17:18:07.320470749</dc:date>
    <meta:editing-duration>PT19M4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123" meta:word-count="499" meta:character-count="2374" meta:non-whitespace-character-count="1872"/>
  </office:meta>
</office:document-meta>
</file>